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Výchozí">
        <draw:frame draw:style-name="gr1" draw:layer="layout" svg:width="12.695cm" svg:height="11.108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0:47:52</meta:creation-date>
    <dc:date>2010-12-09T10:55:51</dc:date>
    <meta:editing-duration>PT00H08M00S</meta:editing-duration>
    <meta:editing-cycles>5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96cm" svg:height="11.109cm" xlink:href="." chart:class="chart:bar" chart:style-name="ch1">
        <chart:legend chart:legend-position="end" svg:x="10.272cm" svg:y="5.083cm" chart:style-name="ch2"/>
        <chart:plot-area chart:style-name="ch3" chart:data-source-has-labels="both" svg:x="0.251cm" svg:y="0.22cm" svg:width="9.018cm" svg:height="10.445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iniband</text:p>
              </table:table-cell>
              <table:table-cell office:value-type="string">
                <text:p>Ethern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9">
                <text:p>73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3">
                <text:p>58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">
                <text:p>14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363">
                <text:p>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